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4526" officeooo:paragraph-rsid="0006452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64526" officeooo:paragraph-rsid="0006452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6d867" officeooo:paragraph-rsid="0006d86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6d867" officeooo:paragraph-rsid="0006d86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8c1c4" officeooo:paragraph-rsid="0008c1c4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08de5a" officeooo:paragraph-rsid="0008de5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179fb" officeooo:paragraph-rsid="001179fb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304c2" officeooo:paragraph-rsid="001304c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6d867" officeooo:paragraph-rsid="0006d86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0a643a" officeooo:paragraph-rsid="000a643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304c2" officeooo:paragraph-rsid="001304c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5b8f9" officeooo:paragraph-rsid="0015b8f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5b8f9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officeooo:rsid="0006d867" officeooo:paragraph-rsid="0006d867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15b8f9" officeooo:paragraph-rsid="0015b8f9" style:font-size-asian="10.5pt" style:font-weight-asian="normal" style:font-size-complex="12pt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fo:font-size="12pt" fo:font-weight="normal" officeooo:rsid="0018ecd5" officeooo:paragraph-rsid="0018ecd5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eccf" officeooo:paragraph-rsid="0019ecc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9eccf" officeooo:paragraph-rsid="0019ecc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6d867" officeooo:paragraph-rsid="0006d86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08c1c4" officeooo:paragraph-rsid="0008c1c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5b8f9" officeooo:paragraph-rsid="0015b8f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5b8f9" officeooo:paragraph-rsid="0015b8f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08de5a" officeooo:paragraph-rsid="0008de5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0a643a" officeooo:paragraph-rsid="000a643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304c2" officeooo:paragraph-rsid="001304c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71317" officeooo:paragraph-rsid="0017131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74325" officeooo:paragraph-rsid="00174325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18ecd5" officeooo:paragraph-rsid="0018ecd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22517e" officeooo:paragraph-rsid="0022517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22517e" officeooo:paragraph-rsid="0022517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241189" officeooo:paragraph-rsid="0024118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25e5b1" officeooo:paragraph-rsid="0025e5b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5e5b1" officeooo:paragraph-rsid="0025e5b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7">
      <style:paragraph-properties fo:text-align="start" style:justify-single-word="false"/>
      <style:text-properties fo:font-size="12pt" fo:font-style="normal" fo:font-weight="normal" officeooo:rsid="0026dd92" officeooo:paragraph-rsid="0026dd92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1c7203" officeooo:paragraph-rsid="001c7203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1d5c15" officeooo:paragraph-rsid="001d5c15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2111a4" officeooo:paragraph-rsid="002111a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22517e" officeooo:paragraph-rsid="0022517e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1ef721" officeooo:paragraph-rsid="001ef72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689d8" officeooo:paragraph-rsid="001689d8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bold" officeooo:rsid="00262c29" officeooo:paragraph-rsid="00262c29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13">
      <style:paragraph-properties fo:text-align="start" style:justify-single-word="false"/>
      <style:text-properties fo:font-size="12pt" fo:font-style="normal" officeooo:rsid="001ef721" officeooo:paragraph-rsid="001ef721" style:font-size-asian="12pt" style:font-style-asian="normal" style:font-size-complex="12pt" style:font-style-complex="normal"/>
    </style:style>
    <style:style style:name="P52" style:family="paragraph" style:parent-style-name="Standard" style:list-style-name="L13">
      <style:paragraph-properties fo:text-align="start" style:justify-single-word="false"/>
      <style:text-properties fo:font-size="12pt" fo:font-style="normal" officeooo:rsid="001ef721" officeooo:paragraph-rsid="002013ed" style:font-size-asian="12pt" style:font-style-asian="normal" style:font-size-complex="12pt" style:font-style-complex="normal"/>
    </style:style>
    <style:style style:name="P53" style:family="paragraph" style:parent-style-name="Standard" style:list-style-name="L13">
      <style:paragraph-properties fo:text-align="start" style:justify-single-word="false"/>
      <style:text-properties fo:font-size="12pt" fo:font-style="normal" officeooo:rsid="002013ed" officeooo:paragraph-rsid="002013ed" style:font-size-asian="12pt" style:font-style-asian="normal" style:font-size-complex="12pt" style:font-style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9eccf" officeooo:paragraph-rsid="0019eccf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06d867" officeooo:paragraph-rsid="0006d867" style:font-size-asian="10.5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174325" officeooo:paragraph-rsid="00174325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italic" fo:font-weight="normal" officeooo:rsid="00174325" officeooo:paragraph-rsid="00174325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 style:list-style-name="L17">
      <style:paragraph-properties fo:text-align="start" style:justify-single-word="false"/>
      <style:text-properties fo:font-size="12pt" fo:font-style="italic" fo:font-weight="normal" officeooo:rsid="0026dd92" officeooo:paragraph-rsid="0026dd92" style:font-size-asian="10.5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 style:list-style-name="L14">
      <style:paragraph-properties fo:text-align="start" style:justify-single-word="false"/>
      <style:text-properties fo:font-size="12pt" fo:font-style="italic" fo:font-weight="normal" officeooo:rsid="0022517e" officeooo:paragraph-rsid="0022517e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 style:list-style-name="L14">
      <style:paragraph-properties fo:text-align="start" style:justify-single-word="false"/>
      <style:text-properties fo:font-size="12pt" officeooo:paragraph-rsid="002111a4" style:font-size-asian="12pt" style:font-size-complex="12pt"/>
    </style:style>
    <style:style style:name="P61" style:family="paragraph" style:parent-style-name="Standard" style:list-style-name="L13">
      <style:paragraph-properties fo:text-align="start" style:justify-single-word="false"/>
      <style:text-properties fo:font-size="12pt" officeooo:paragraph-rsid="001ef721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689d8" officeooo:paragraph-rsid="001689d8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4pt" fo:font-style="normal" fo:font-weight="bold" officeooo:rsid="00174325" officeooo:paragraph-rsid="00174325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4pt" fo:font-style="normal" fo:font-weight="bold" officeooo:rsid="001ba16a" officeooo:paragraph-rsid="001ba16a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fo:font-weight="bold" officeooo:rsid="00241189" officeooo:paragraph-rsid="00241189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4pt" fo:font-style="normal" fo:font-weight="bold" officeooo:rsid="001ef721" officeooo:paragraph-rsid="001ef721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6">
      <style:paragraph-properties fo:text-align="start" style:justify-single-word="false"/>
      <style:text-properties officeooo:rsid="0008c1c4" officeooo:paragraph-rsid="0008c1c4"/>
    </style:style>
    <style:style style:name="P68" style:family="paragraph" style:parent-style-name="Standard" style:list-style-name="L17">
      <style:paragraph-properties fo:text-align="start" style:justify-single-word="false"/>
      <style:text-properties officeooo:paragraph-rsid="0026dd92"/>
    </style:style>
    <style:style style:name="P69" style:family="paragraph" style:parent-style-name="Standard">
      <style:paragraph-properties fo:text-align="start" style:justify-single-word="false"/>
      <style:text-properties fo:font-style="normal" officeooo:rsid="002013ed" officeooo:paragraph-rsid="002013ed" style:font-style-asian="normal" style:font-style-complex="normal"/>
    </style:style>
    <style:style style:name="P70" style:family="paragraph" style:parent-style-name="Standard">
      <style:paragraph-properties fo:text-align="start" style:justify-single-word="false"/>
      <style:text-properties fo:font-style="normal" fo:font-weight="bold" officeooo:rsid="002111a4" officeooo:paragraph-rsid="002111a4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tyle="normal" fo:font-weight="bold" officeooo:rsid="0022517e" officeooo:paragraph-rsid="0022517e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tyle="italic" fo:font-weight="normal" officeooo:rsid="0022517e" officeooo:paragraph-rsid="0022517e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ef72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013ed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4325" style:font-style-asian="normal" style:font-style-complex="normal"/>
    </style:style>
    <style:style style:name="T8" style:family="text">
      <style:text-properties fo:font-style="normal" fo:font-weight="normal" officeooo:rsid="002111a4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ef721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26dd92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italic" fo:font-weight="normal" officeooo:rsid="0026dd92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officeooo:rsid="000a643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89d8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5e5b1"/>
    </style:style>
    <style:style style:name="T22" style:family="text">
      <style:text-properties officeooo:rsid="0026dd92"/>
    </style:style>
    <style:style style:name="T23" style:family="text">
      <style:text-properties officeooo:rsid="0028d9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Functions</text:p>
      <text:p text:style-name="P2"/>
      <text:p text:style-name="P2">Functions</text:p>
      <text:list xml:id="list371040090" text:style-name="L1">
        <text:list-item>
          <text:p text:style-name="P16">Functions allow you to store code in a defined block which can be invoked (called and executed) which allows for multiple uses of the same lines of code.</text:p>
        </text:list-item>
        <text:list-item>
          <text:p text:style-name="P16">To invoke a function, include the name of the function and parentheses afterwards.</text:p>
          <text:list>
            <text:list-item>
              <text:p text:style-name="P16">ex.<text:span text:style-name="T1"> myFunction()</text:span></text:p>
            </text:list-item>
          </text:list>
        </text:list-item>
        <text:list-item>
          <text:p text:style-name="P19">Some functions are built-in, like <text:span text:style-name="T1">alert(message), prompt(message, default), </text:span><text:span text:style-name="T6">and </text:span><text:span text:style-name="T1">confirm(question).</text:span></text:p>
        </text:list-item>
        <text:list-item>
          <text:p text:style-name="P21">Functions should only do one action, which is suggested by the name.</text:p>
          <text:list>
            <text:list-item>
              <text:p text:style-name="P21">ex. <text:span text:style-name="T1">getAge</text:span>() should only return a value, not use alert() on age.</text:p>
              <text:list>
                <text:list-header>
                  <text:p text:style-name="P54">createForm()<text:span text:style-name="T6"> should only create the form, not modify the document.</text:span></text:p>
                  <text:list>
                    <text:list-item>
                      <text:list>
                        <text:list-item>
                          <text:p text:style-name="P21">If desired to place form into the document, it should be another function such as placeForm();</text:p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9"/>
      <text:p text:style-name="P3">Function vs. Methods</text:p>
      <text:list xml:id="list1190424400" text:style-name="L2">
        <text:list-item>
          <text:p text:style-name="P17">Functions that are inside objects are called methods.</text:p>
        </text:list-item>
        <text:list-item>
          <text:p text:style-name="P17">It is possible to call other functions within functions.</text:p>
        </text:list-item>
      </text:list>
      <text:p text:style-name="P9"/>
      <text:p text:style-name="P4">Anonymous Functions</text:p>
      <text:list xml:id="list3796114023" text:style-name="L3">
        <text:list-item>
          <text:p text:style-name="P18">Anonymous functions are functions that have no names. These are generally used with an event handler such as <text:span text:style-name="T1">onclick</text:span><text:span text:style-name="T6">.</text:span></text:p>
          <text:list>
            <text:list-item>
              <text:p text:style-name="P18"><text:span text:style-name="T6">ex. </text:span><text:span text:style-name="T1">myButton.onclick = function() {code here;}</text:span></text:p>
            </text:list-item>
          </text:list>
        </text:list-item>
        <text:list-item>
          <text:p text:style-name="P23">It is possible to assign a function to a variable, but not recommended as it causes confusion.</text:p>
          <text:list>
            <text:list-item>
              <text:p text:style-name="P23">Instead, it is better to use the form:</text:p>
              <text:list>
                <text:list-item>
                  <text:p text:style-name="P55">function functionName() {code here}</text:p>
                </text:list-item>
              </text:list>
            </text:list-item>
          </text:list>
        </text:list-item>
      </text:list>
      <text:p text:style-name="P10"/>
      <text:p text:style-name="P5">Function Parameters</text:p>
      <text:list xml:id="list997832137" text:style-name="L4">
        <text:list-item>
          <text:p text:style-name="P24">Some functions require parameters to be specified when invoking the function. These values will go inside the parentheses.</text:p>
        </text:list-item>
        <text:list-item>
          <text:p text:style-name="P24">There are functions where inputting parameters are optional, and the function will have a default behavior.</text:p>
          <text:list>
            <text:list-item>
              <text:p text:style-name="P24">ex. The array <text:span text:style-name="T1">join()</text:span> function has optional parameters. (if no parameters, will include commas)</text:p>
            </text:list-item>
          </text:list>
        </text:list-item>
        <text:list-item>
          <text:p text:style-name="P26">If a function is called and requires a parameter, then the corresponding value becomes <text:span text:style-name="T2">undefined.</text:span></text:p>
          <text:list>
            <text:list-item>
              <text:p text:style-name="P26"><text:span text:style-name="T17">To specify default value if no argument is passed as a parameter, use </text:span><text:span text:style-name="T2">&lt; = &gt;</text:span><text:span text:style-name="T17"> in the function declaration.</text:span></text:p>
              <text:list>
                <text:list-item>
                  <text:p text:style-name="P26"><text:span text:style-name="T17">ex. </text:span><text:span text:style-name="T2">function(value = 0, text = "no text given");</text:span></text:p>
                </text:list-item>
              </text:list>
            </text:list-item>
            <text:list-item>
              <text:p text:style-name="P47">The default value can also contain more complex expressions such as another function.</text:p>
            </text:list-item>
          </text:list>
        </text:list-item>
      </text:list>
      <text:p text:style-name="P48"/>
      <text:p text:style-name="P62">Alternative Default Parameters</text:p>
      <text:list xml:id="list2454653041" text:style-name="L5">
        <text:list-item>
          <text:p text:style-name="P49">It is possible to assign default parameters at a later stage rather than during the function declaration.</text:p>
        </text:list-item>
        <text:list-item>
          <text:p text:style-name="P27"><text:span text:style-name="T17">This is done by checking if the parameter passed is </text:span><text:span text:style-name="T2">undefined</text:span><text:span text:style-name="T17"> by using a if-statement or || during function execution. </text:span></text:p>
        </text:list-item>
      </text:list>
      <text:p text:style-name="P11"/>
      <text:p text:style-name="P5"><text:soft-page-break/>Function Scope and Conflicts</text:p>
      <text:list xml:id="list3147307696" text:style-name="L6">
        <text:list-item>
          <text:p text:style-name="P25">Scope is context and levels of compartmentizations. Inside a function, the variables and other things defined within, they are inside their own separate scope.</text:p>
        </text:list-item>
        <text:list-item>
          <text:p text:style-name="P67"><text:span text:style-name="T10">The top level outside all functions is called the </text:span><text:span text:style-name="T12">global scope</text:span><text:span text:style-name="T10">. Values defined in the global scope can be accesible from anywhere in the code.</text:span></text:p>
        </text:list-item>
        <text:list-item>
          <text:p text:style-name="P25">It is set up this way to provide security and organization.</text:p>
        </text:list-item>
      </text:list>
      <text:p text:style-name="P11"/>
      <text:p text:style-name="P15"><text:tab/></text:p>
      <text:p text:style-name="P15"><text:span text:style-name="T16"><text:tab/></text:span><text:span text:style-name="T15">Local variables</text:span></text:p>
      <text:list xml:id="list1857505279" text:style-name="L7">
        <text:list-item>
          <text:p text:style-name="P28">A variable declared inside a function is only visible to that function. These variables are called local variables.</text:p>
        </text:list-item>
      </text:list>
      <text:p text:style-name="P14"><text:tab/><text:span text:style-name="T15">Outer variables</text:span></text:p>
      <text:list xml:id="list3426031172" text:style-name="L8">
        <text:list-item>
          <text:p text:style-name="P29">A function can access an outer variable which lies outside the function.</text:p>
          <text:list>
            <text:list-item>
              <text:p text:style-name="P29">A function has full access to read and modify outer variables.</text:p>
            </text:list-item>
          </text:list>
        </text:list-item>
        <text:list-item>
          <text:p text:style-name="P29">An outer variable with the same name will only be used if there is no existing local variable of the same name.</text:p>
          <text:list>
            <text:list-item>
              <text:p text:style-name="P29">e.g. A local variable will take precedence over an outer variable.</text:p>
            </text:list-item>
          </text:list>
        </text:list-item>
        <text:list-item>
          <text:p text:style-name="P29">Variables declared outside of any functions are called <text:span text:style-name="T1">global variables.</text:span></text:p>
          <text:list>
            <text:list-item>
              <text:p text:style-name="P29">General best practice is to minimize the use of global variables.</text:p>
            </text:list-item>
          </text:list>
          <text:p text:style-name="P29"/>
        </text:list-item>
      </text:list>
      <text:p text:style-name="P11"/>
      <text:p text:style-name="P6">Functions inside Functions</text:p>
      <text:list xml:id="list544790529" text:style-name="L9">
        <text:list-item>
          <text:p text:style-name="P30">Functions are often kept inside functions to keep code tidy.</text:p>
          <text:list>
            <text:list-item>
              <text:p text:style-name="P30">The code will be easier to understand if a complex function is broken into sub-functions<text:span text:style-name="T14">.</text:span></text:p>
            </text:list-item>
          </text:list>
        </text:list-item>
        <text:list-item>
          <text:p text:style-name="P31">Keep in mind the scope of the functions when using variables as it may cause unexpected errors.</text:p>
        </text:list-item>
        <text:list-item>
          <text:p text:style-name="P22">Using multiple functions allows for easier readability and acts as comments through the function name. </text:p>
          <text:list>
            <text:list-item>
              <text:p text:style-name="P22">Functions should be created even for one-time use cases as they structure the code and make it more readable.</text:p>
            </text:list-item>
          </text:list>
        </text:list-item>
      </text:list>
      <text:p text:style-name="P12"/>
      <text:p text:style-name="P7">Function Return Values</text:p>
      <text:list xml:id="list3567039393" text:style-name="L10">
        <text:list-item>
          <text:p text:style-name="P32">A return value is the value a function returns when it has completed.</text:p>
          <text:list>
            <text:list-item>
              <text:p text:style-name="P32">ex. The <text:span text:style-name="T1">replace() </text:span>function takes a string, replaces the substring with the given parameter, and returns a new string with the replacement made.</text:p>
            </text:list-item>
          </text:list>
        </text:list-item>
        <text:list-item>
          <text:p text:style-name="P32">Some functions do not return any value, (mozilla-docs lists them as void or undefined).</text:p>
          <text:list>
            <text:list-item>
              <text:p text:style-name="P33">It is possible to <text:span text:style-name="T1">return</text:span> without a value which causes the function to exit immediately.</text:p>
            </text:list-item>
            <text:list-item>
              <text:p text:style-name="P34">If a function does not return any value, it is the same as returning <text:span text:style-name="T1">undefined</text:span>.</text:p>
              <text:p text:style-name="P34"/>
            </text:list-item>
          </text:list>
        </text:list-item>
        <text:list-item>
          <text:p text:style-name="P33">The directive <text:span text:style-name="T1">return</text:span> can be anywhere in the function. When executed, the function stops, and returns the value given to the invoking code.</text:p>
          <text:list>
            <text:list-item>
              <text:p text:style-name="P33">There can be multiple occurrences of <text:span text:style-name="T1">return</text:span> in a function to allow for different returned values.</text:p>
            </text:list-item>
          </text:list>
        </text:list-item>
        <text:list-item>
          <text:p text:style-name="P34">To return a value with multiple lines of code, start the parentheses on the same line as the return directive.</text:p>
          <text:list>
            <text:list-item>
              <text:p text:style-name="P34">ex. <text:span text:style-name="T1">return ( blah blah code</text:span></text:p>
              <text:list>
                <text:list-header>
                  <text:p text:style-name="P56">blah blah blah</text:p>
                </text:list-header>
              </text:list>
            </text:list-item>
          </text:list>
        </text:list-item>
      </text:list>
      <text:p text:style-name="P57"><text:tab/><text:tab/>blah blah);</text:p>
      <text:p text:style-name="P8"><text:soft-page-break/></text:p>
      <text:p text:style-name="P63">Naming a function</text:p>
      <text:list xml:id="list3908957260" text:style-name="L11">
        <text:list-item>
          <text:p text:style-name="P20"><text:span text:style-name="T7">F</text:span><text:span text:style-name="T6">unction names should be brief, accurate, and describe the function's actions.</text:span></text:p>
        </text:list-item>
        <text:list-item>
          <text:p text:style-name="P35">A common practice is to start a function with a verbal prefix which vaguely describes the action.</text:p>
          <text:list>
            <text:list-item>
              <text:p text:style-name="P35">ex. functions that start with 'show' usually shows something.</text:p>
              <text:list>
                <text:list-item>
                  <text:p text:style-name="P35">'get...' - returns a value.</text:p>
                </text:list-item>
                <text:list-item>
                  <text:p text:style-name="P35">'calc...' - calculates something</text:p>
                </text:list-item>
                <text:list-item>
                  <text:p text:style-name="P35">'create...' - create something</text:p>
                </text:list-item>
                <text:list-item>
                  <text:p text:style-name="P35">'check...' - check something and return a boolean, etc.</text:p>
                </text:list-item>
              </text:list>
            </text:list-item>
          </text:list>
        </text:list-item>
      </text:list>
      <text:p text:style-name="P13"/>
      <text:p text:style-name="P64">Function Expressions</text:p>
      <text:list xml:id="list3733952663" text:style-name="L12">
        <text:list-item>
          <text:p text:style-name="P42">Function expressions are functions that are created and assigned to a variable explicitly.</text:p>
          <text:list>
            <text:list-item>
              <text:p text:style-name="P42">ex. <text:span text:style-name="T1">let functionVar = function() { code here };</text:span></text:p>
            </text:list-item>
            <text:list-item>
              <text:p text:style-name="P43">In javascript, a function is a value, which means it can be worked with like other variables such as copying to another variable.</text:p>
              <text:list>
                <text:list-item>
                  <text:p text:style-name="P43">ex. <text:span text:style-name="T1">let newVar = function; | let newVar2 = functionVar;</text:span></text:p>
                </text:list-item>
              </text:list>
            </text:list-item>
          </text:list>
        </text:list-item>
        <text:list-item>
          <text:p text:style-name="P43">There is a semicolon at the end of the function expression because it is used inside a statement. It is not due to it being a function expression, but simply necessary for terminating statements.</text:p>
        </text:list-item>
      </text:list>
      <text:p text:style-name="P13"/>
      <text:p text:style-name="P66">Callback Functions</text:p>
      <text:list xml:id="list2527581851" text:style-name="L13">
        <text:list-item>
          <text:p text:style-name="P46">Callback functions are functions that is expected to be 'called back' later if necessary.</text:p>
          <text:list>
            <text:list-item>
              <text:p text:style-name="P61"><text:span text:style-name="T9">ex. </text:span><text:span text:style-name="T4">function ask(question, yes, no) {code here, function for yes, function for no} | ask('How are you', showOk, showCancel);</text:span></text:p>
            </text:list-item>
          </text:list>
        </text:list-item>
        <text:list-item>
          <text:p text:style-name="P51"><text:span text:style-name="T20">Function expressions can be used as parameters when invoking ask.</text:span></text:p>
          <text:list>
            <text:list-item>
              <text:p text:style-name="P52"><text:span text:style-name="T20">ex. </text:span><text:span text:style-name="T5">ask('How are you', </text:span></text:p>
              <text:list>
                <text:list-header>
                  <text:p text:style-name="P52"><text:span text:style-name="T5">function(){ alert('good');}, </text:span></text:p>
                  <text:p text:style-name="P52"><text:span text:style-name="T5">function(){ alert('bad')};);</text:span></text:p>
                </text:list-header>
              </text:list>
            </text:list-item>
            <text:list-item>
              <text:p text:style-name="P53"><text:span text:style-name="T20">The functions declared inside of ask are </text:span><text:span text:style-name="T3">anonymous</text:span><text:span text:style-name="T20">, and are not accessible outside of ask.</text:span></text:p>
            </text:list-item>
          </text:list>
        </text:list-item>
      </text:list>
      <text:p text:style-name="P69"><text:span text:style-name="T18"/></text:p>
      <text:p text:style-name="P70"><text:span text:style-name="T19">Function Expression vs Function Declaration</text:span></text:p>
      <text:list xml:id="list2172752057" text:style-name="L14">
        <text:list-item>
          <text:p text:style-name="P44">Key differences between Function declarations and Expressions:</text:p>
          <text:list>
            <text:list-item>
              <text:p text:style-name="P44">The syntax</text:p>
              <text:list>
                <text:list-item>
                  <text:p text:style-name="P44">Function declaration: a function, declared as a separate statement.</text:p>
                </text:list-item>
                <text:list-item>
                  <text:p text:style-name="P44">Function expression: a function, created inside an expression or another syntax construct.</text:p>
                </text:list-item>
              </text:list>
            </text:list-item>
            <text:list-item>
              <text:p text:style-name="P44">The time of creation</text:p>
              <text:list>
                <text:list-item>
                  <text:p text:style-name="P44">A function expression is created when the execution reaches the line of code and is only usable from then on.</text:p>
                </text:list-item>
                <text:list-item>
                  <text:p text:style-name="P60"><text:span text:style-name="T8">A function declaration can be called earlier than it is defined. The javascript engine prepares by looking for and creating global function declarations.</text:span></text:p>
                </text:list-item>
              </text:list>
            </text:list-item>
            <text:list-item>
              <text:p text:style-name="P45"><text:soft-page-break/>Scope of the function</text:p>
              <text:list>
                <text:list-item>
                  <text:p text:style-name="P45">When a function declaration is within a code block, it's visible everywhere inside the block, but not outside of it.</text:p>
                  <text:list>
                    <text:list-item>
                      <text:list>
                        <text:list-item>
                          <text:p text:style-name="P45">To make a function visible outside of a code block, use a function expression to and assign the function to a variable outside of the code block.</text:p>
                          <text:list>
                            <text:list-item>
                              <text:p text:style-name="P45">ex. <text:span text:style-name="T1">let outsideVariable;</text:span></text:p>
                              <text:p text:style-name="P45"><text:span text:style-name="T1">if (condition) { <text:line-break/><text:tab/>outsideVariable = function() {code here};<text:line-break/>} else {</text:span></text:p>
                              <text:list>
                                <text:list-header>
                                  <text:p text:style-name="P45"><text:span text:style-name="T1">outsideVariable = function() {code here};</text:span></text:p>
                                </text:list-header>
                              </text:list>
                              <text:p text:style-name="P45"><text:span text:style-name="T1">}</text:span></text:p>
                              <text:p text:style-name="P45"><text:span text:style-name="T1">outsideVariable(); | this will run.</text:span></text:p>
                            </text:list-item>
                            <text:list-item>
                              <text:p text:style-name="P45">simplified ex. <text:span text:style-name="T1">let outsideVariable = (condition) ? 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5"><text:span text:style-name="T1">function(){code here} : function(){code here};</text:span></text:p>
                                              <text:p text:style-name="P59">outsideVariable();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2"><text:span text:style-name="T19"/></text:p>
      <text:p text:style-name="P71"><text:span text:style-name="T19">When to use Function Declaration vs Function Expression</text:span></text:p>
      <text:list xml:id="list178818789" text:style-name="L15">
        <text:list-item>
          <text:p text:style-name="P36">Generally, use function declarations unless function expression is explicitly necessary.</text:p>
          <text:list>
            <text:list-item>
              <text:p text:style-name="P36">Function declarations provide more freedom of organization and readability.</text:p>
            </text:list-item>
          </text:list>
        </text:list-item>
      </text:list>
      <text:p text:style-name="P37"/>
      <text:p text:style-name="P65">Arrow Functions</text:p>
      <text:list xml:id="list2110572639" text:style-name="L16">
        <text:list-item>
          <text:p text:style-name="P38">Another method of creating function<text:span text:style-name="T21"> expressions</text:span> are 'arrow functions' &lt; <text:span text:style-name="T15">=&gt;</text:span> &gt;<text:span text:style-name="T21">.</text:span></text:p>
          <text:list>
            <text:list-item>
              <text:p text:style-name="P39">ex. <text:span text:style-name="T1">let func = (args) =&gt; expression</text:span></text:p>
            </text:list-item>
          </text:list>
        </text:list-item>
        <text:list-item>
          <text:p text:style-name="P39">Using an arrow function is similar to creating a normal function expression, but shorter:</text:p>
          <text:list>
            <text:list-item>
              <text:p text:style-name="P39">ex. <text:span text:style-name="T1">let func = function(args) {return expression;};</text:span></text:p>
            </text:list-item>
            <text:list-item>
              <text:p text:style-name="P39">Parentheses can be omitted if there is only one parameter. Parentheses will be empty if there are no parameters.</text:p>
            </text:list-item>
          </text:list>
        </text:list-item>
        <text:list-item>
          <text:p text:style-name="P39">Arrow functions come in handy for simple one-line actions<text:span text:style-name="T23"> or callback functions.</text:span></text:p>
        </text:list-item>
      </text:list>
      <text:p text:style-name="P40"/>
      <text:p text:style-name="P50">Multiline Arrow Functions</text:p>
      <text:list xml:id="list3664289591" text:style-name="L17">
        <text:list-item>
          <text:p text:style-name="P41">It is possible to include multiple expressions or statements inside of an arrow function by enclosing the multiple lines in curly braces and using a return within.</text:p>
          <text:list>
            <text:list-item>
              <text:p text:style-name="P68"><text:span text:style-name="T11">ex. </text:span><text:span text:style-name="T13">let function = (args) =&gt; {body};</text:span></text:p>
            </text:list-item>
          </text:list>
          <text:p text:style-name="P41"><text:span text:style-name="T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9:58:25.660481557</meta:creation-date>
    <dc:date>2021-09-22T15:06:07.162420247</dc:date>
    <meta:editing-duration>PT1H51M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4" meta:paragraph-count="119" meta:word-count="1352" meta:character-count="7950" meta:non-whitespace-character-count="6800"/>
  </office:meta>
</office:document-meta>
</file>